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office:value-type="string" calcext:value-type="string">
            <text:p>VREF pin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0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0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0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0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0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53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3">
          <table:table-cell table:style-name="ce7" table:number-columns-repeated="9"/>
          <table:table-cell table:number-columns-repeated="55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K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21:18:45.887927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10-01T09:33:49.574424924</dc:date>
    <meta:editing-duration>P42DT18H30M43S</meta:editing-duration>
    <meta:editing-cycles>58</meta:editing-cycles>
    <meta:generator>LibreOffice/6.4.6.2$Linux_X86_64 LibreOffice_project/40$Build-2</meta:generator>
    <meta:document-statistic meta:table-count="4" meta:cell-count="4620" meta:object-count="0"/>
  </office:meta>
</office:document-meta>
</file>